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'Lucida Sans Unicode', Arial, Helvetica, Verdana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C" style:family="table-column">
      <style:table-column-properties style:column-width="5.666cm" style:rel-column-width="218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5.666cm" style:rel-column-width="2184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 style:list-style-name="L1"/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GB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02122" style:font-name="sans-serif" fo:font-size="12pt" fo:letter-spacing="normal" fo:font-style="normal" fo:font-weight="normal"/>
    </style:style>
    <style:style style:name="T6" style:family="text">
      <style:text-properties fo:font-variant="normal" fo:text-transform="none" fo:color="#333333" style:font-name="Lucida Grande" fo:font-size="10.5pt" fo:letter-spacing="normal" fo:language="en" fo:country="GB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Предварительные условия:</text:span> отсутствую</text:p>
      <text:p text:style-name="P2"><text:span text:style-name="T4">Точка входа:</text:span> файл <text:span text:style-name="T1">start.py</text:span></text:p>
      <text:p text:style-name="P3">Ресурсы:</text:p>
      <text:p text:style-name="P2"/>
      <text:p text:style-name="P5">SQL-Table: language</text:p>
      <text:p text:style-name="P5">SQL-Table: users</text:p>
      <text:p text:style-name="P5">Script: start.py</text:p>
      <text:p text:style-name="P5">Imager: language icons</text:p>
      <text:p text:style-name="P5">Imager:Yes, No</text:p>
      <text:p text:style-name="P5"/>
      <text:p text:style-name="P5">SQL-<text:span text:style-name="T3">Таблицы</text:span></text:p>
      <text:p text:style-name="P5"><text:span text:style-name="T3"/></text:p>
      <text:p text:style-name="P5">language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>
          <table:table-cell table:style-name="Таблица1.A1" office:value-type="string">
            <text:p text:style-name="P7">Name</text:p>
          </table:table-cell>
          <table:table-cell table:style-name="Таблица1.A1" office:value-type="string">
            <text:p text:style-name="P7">Type</text:p>
          </table:table-cell>
          <table:table-cell table:style-name="Таблица1.C1" office:value-type="string">
            <text:p text:style-name="P7">Comment</text:p>
          </table:table-cell>
        </table:table-row>
        <table:table-row>
          <table:table-cell table:style-name="Таблица1.A2" office:value-type="string">
            <text:p text:style-name="Table_20_Contents">_<text:span text:style-name="T2">id</text:span></text:p>
          </table:table-cell>
          <table:table-cell table:style-name="Таблица1.A2" office:value-type="string">
            <text:p text:style-name="P7">int</text:p>
          </table:table-cell>
          <table:table-cell table:style-name="Таблица1.C2" office:value-type="string">
            <text:p text:style-name="P7">Key, autoincrement</text:p>
          </table:table-cell>
        </table:table-row>
        <table:table-row>
          <table:table-cell table:style-name="Таблица1.A2" office:value-type="string">
            <text:p text:style-name="P7">code_name</text:p>
          </table:table-cell>
          <table:table-cell table:style-name="Таблица1.A2" office:value-type="string">
            <text:p text:style-name="P8">String</text:p>
          </table:table-cell>
          <table:table-cell table:style-name="Таблица1.C2" office:value-type="string">
            <text:p text:style-name="P9"><text:span text:style-name="T5">IETF</text:span> <text:span text:style-name="T1">code</text:span></text:p>
          </table:table-cell>
        </table:table-row>
        <table:table-row>
          <table:table-cell table:style-name="Таблица1.A2" office:value-type="string">
            <text:p text:style-name="P8">greetings</text:p>
          </table:table-cell>
          <table:table-cell table:style-name="Таблица1.A2" office:value-type="string">
            <text:p text:style-name="P8">String</text:p>
          </table:table-cell>
          <table:table-cell table:style-name="Таблица1.C2" office:value-type="string">
            <text:p text:style-name="P8">Greetings message for user. For example, ru: <text:span text:style-name="T2">[</text:span><text:span text:style-name="T3">Знак флага</text:span><text:span text:style-name="T2">] </text:span><text:span text:style-name="T3">Это ваш язык?</text:span></text:p>
          </table:table-cell>
        </table:table-row>
        <table:table-row>
          <table:table-cell table:style-name="Таблица1.A2" office:value-type="string">
            <text:p text:style-name="P7">image</text:p>
          </table:table-cell>
          <table:table-cell table:style-name="Таблица1.A2" office:value-type="string">
            <text:p text:style-name="P7">String</text:p>
          </table:table-cell>
          <table:table-cell table:style-name="Таблица1.C2" office:value-type="string">
            <text:p text:style-name="P7">Path to language_image</text:p>
          </table:table-cell>
        </table:table-row>
      </table:table>
      <text:p text:style-name="P5"/>
      <text:p text:style-name="P1">User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7">Name</text:p>
          </table:table-cell>
          <table:table-cell table:style-name="Таблица2.A1" office:value-type="string">
            <text:p text:style-name="P7">Type</text:p>
          </table:table-cell>
          <table:table-cell table:style-name="Таблица2.C1" office:value-type="string">
            <text:p text:style-name="P7">Comment</text:p>
          </table:table-cell>
        </table:table-row>
        <table:table-row>
          <table:table-cell table:style-name="Таблица2.A2" office:value-type="string">
            <text:p text:style-name="Table_20_Contents">_<text:span text:style-name="T2">id</text:span></text:p>
          </table:table-cell>
          <table:table-cell table:style-name="Таблица2.A2" office:value-type="string">
            <text:p text:style-name="P7">int</text:p>
          </table:table-cell>
          <table:table-cell table:style-name="Таблица2.C2" office:value-type="string">
            <text:p text:style-name="P7">Key, autoincrement</text:p>
          </table:table-cell>
        </table:table-row>
        <table:table-row>
          <table:table-cell table:style-name="Таблица2.A2" office:value-type="string">
            <text:p text:style-name="P7">name</text:p>
          </table:table-cell>
          <table:table-cell table:style-name="Таблица2.A2" office:value-type="string">
            <text:p text:style-name="P7">String</text:p>
          </table:table-cell>
          <table:table-cell table:style-name="Таблица2.C2" office:value-type="string">
            <text:p text:style-name="P7">first_name of user from Message.user.first_name</text:p>
          </table:table-cell>
        </table:table-row>
        <table:table-row>
          <table:table-cell table:style-name="Таблица2.A2" office:value-type="string">
            <text:p text:style-name="P7">language</text:p>
          </table:table-cell>
          <table:table-cell table:style-name="Таблица2.A2" office:value-type="string">
            <text:p text:style-name="P7">int</text:p>
          </table:table-cell>
          <table:table-cell table:style-name="Таблица2.C2" office:value-type="string">
            <text:p text:style-name="P7">Identification from language table</text:p>
          </table:table-cell>
        </table:table-row>
      </table:table>
      <text:p text:style-name="P1"/>
      <text:p text:style-name="P1"/>
      <text:p text:style-name="P2">Алгоритм:</text:p>
      <text:p text:style-name="P2"/>
      <text:list xml:id="list8619965780736863094" text:style-name="L1">
        <text:list-item>
          <text:p text:style-name="P4">Перехватываем команду /<text:span text:style-name="T1">start</text:span></text:p>
        </text:list-item>
        <text:list-item>
          <text:p text:style-name="P6"><text:span text:style-name="T3">Используем значение из </text:span><text:span text:style-name="T1">Message.from.</text:span><text:span text:style-name="T6">language_code</text:span><text:span text:style-name="T1"> </text:span></text:p>
        </text:list-item>
        <text:list-item>
          <text:p text:style-name="P4">Ищем по этому значению строку в таблице <text:span text:style-name="T1">language.code_name</text:span></text:p>
        </text:list-item>
        <text:list-item>
          <text:p text:style-name="P4">Отвечаем пользователю с <text:span text:style-name="T1">language.greetings </text:span>и двумя кнопками «Да»(/<text:span text:style-name="T1">start_yes</text:span>) и «Нет, другой язык»(/<text:span text:style-name="T1">start_no</text:span>). Для кнопок используем иконки, так как языка пользователя еще не знаем.</text:p>
        </text:list-item>
        <text:list-item>
          <text:p text:style-name="P4">В случае /<text:span text:style-name="T1">start_yes </text:span>вызываем <text:span text:style-name="T1">stub-</text:span>функцию с пустым сообщением</text:p>
        </text:list-item>
        <text:list-item>
          <text:p text:style-name="P4">В случае /<text:span text:style-name="T1">start_no </text:span>считываем по пять значений из таблицы <text:span text:style-name="T1">language</text:span></text:p>
        </text:list-item>
        <text:list-item>
          <text:p text:style-name="P4">Отображаем клавиатуру с 6 кнопками и сообщением на английском языке <text:span text:style-name="T1">«Select your language». </text:span>Крайняя правая нижняя кнопка запрашивает еще 5 языков.</text:p>
        </text:list-item>
        <text:list-item>
          <text:p text:style-name="P4">Если достигли края, но так и не выбрали языка, то выбирается язык по умолчанию и записываем лог об этой ситуации.</text:p>
        </text:list-item>
      </text:list>
      <text:p text:style-name="P2"/>
      <text:p text:style-name="P2">Необходимые действия:</text:p>
      <text:p text:style-name="P2">Подготовить <text:span text:style-name="T1">sql-</text:span>таблицы</text:p>
      <text:p text:style-name="P2">Подготовить иконки</text:p>
      <text:p text:style-name="P2"><text:soft-page-break/>Написать скрипты</text:p>
      <text:p text:style-name="P5"/>
      <text:p text:style-name="P3">Ресурсы:</text:p>
      <text:p text:style-name="P2"><text:a xlink:type="simple" xlink:href="https://core.telegram.org/bots/api#user" text:style-name="Internet_20_link" text:visited-style-name="Visited_20_Internet_20_Link">https://core.telegram.org/bots/api#user</text:a></text:p>
      <text:p text:style-name="P2"><text:a xlink:type="simple" xlink:href="https://en.wikipedia.org/wiki/IETF_language_tag" text:style-name="Internet_20_link" text:visited-style-name="Visited_20_Internet_20_Link">https://en.wikipedia.org/wiki/IETF_language_tag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'Lucida Sans Unicode', Arial, Helvetica, Verdana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51S</meta:editing-duration>
    <meta:editing-cycles>4</meta:editing-cycles>
    <meta:generator>OpenOffice/4.1.15$Win32 OpenOffice.org_project/4115m2$Build-9813</meta:generator>
    <dc:date>2024-10-02T22:19:29.05</dc:date>
    <dc:creator>Ivan Shalimov</dc:creator>
    <meta:document-statistic meta:table-count="2" meta:image-count="0" meta:object-count="0" meta:page-count="2" meta:paragraph-count="54" meta:word-count="189" meta:character-count="1400"/>
    <meta:user-defined meta:name="Info 1"/>
    <meta:user-defined meta:name="Info 2"/>
    <meta:user-defined meta:name="Info 3"/>
    <meta:user-defined meta:name="Info 4"/>
  </office:meta>
</office:document-meta>
</file>